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style style:name="gr1" style:family="graphic" style:parent-style-name="standard">
      <style:graphic-properties svg:stroke-color="#000000" draw:fill="none" draw:opacity="100%" draw:textarea-horizontal-align="justify" draw:textarea-vertical-align="middle" draw:auto-grow-height="false" fo:min-height="16.27cm" fo:min-width="11.02cm"/>
    </style:style>
    <style:style style:name="gr2" style:family="graphic" style:parent-style-name="standard">
      <style:graphic-properties svg:stroke-color="#000000" draw:fill="none" draw:opacity="100%" draw:textarea-horizontal-align="justify" draw:textarea-vertical-align="middle" draw:auto-grow-height="false" fo:min-height="16.26cm" fo:min-width="6.2cm"/>
    </style:style>
    <style:style style:name="gr3" style:family="graphic" style:parent-style-name="standard">
      <style:graphic-properties svg:stroke-color="#000000" draw:fill-color="#000000" draw:textarea-horizontal-align="justify" draw:textarea-vertical-align="middle" draw:auto-grow-height="false" fo:min-height="1.448cm" fo:min-width="1.198cm" draw:shadow="hidden"/>
    </style:style>
    <style:style style:name="gr4" style:family="graphic" style:parent-style-name="standard">
      <style:graphic-properties draw:fill-color="#000000" draw:textarea-horizontal-align="justify" draw:textarea-vertical-align="middle" draw:auto-grow-height="false" fo:min-height="1.164cm" fo:min-width="0.914cm" draw:shadow="hidden"/>
    </style:style>
    <style:style style:name="gr5" style:family="graphic" style:parent-style-name="standard">
      <style:graphic-properties draw:fill-color="#000000" draw:textarea-horizontal-align="justify" draw:textarea-vertical-align="middle" draw:auto-grow-height="false" fo:min-height="1.306cm" fo:min-width="1.056cm" draw:shadow="hidden"/>
    </style:style>
    <style:style style:name="gr6" style:family="graphic" style:parent-style-name="standard">
      <style:graphic-properties svg:stroke-color="#000000" draw:fill-color="#000000" draw:textarea-horizontal-align="justify" draw:textarea-vertical-align="middle" draw:auto-grow-height="false" fo:min-height="0.16cm" fo:min-width="0.6cm"/>
    </style:style>
    <style:style style:name="gr7" style:family="graphic" style:parent-style-name="standard">
      <style:graphic-properties svg:stroke-color="#000000" draw:fill-color="#000000" draw:textarea-horizontal-align="justify" draw:textarea-vertical-align="middle" draw:auto-grow-height="false" fo:min-height="0.43cm" fo:min-width="0cm"/>
    </style:style>
    <style:style style:name="gr8" style:family="graphic" style:parent-style-name="standard">
      <style:graphic-properties svg:stroke-color="#000000" draw:fill-color="#000000" draw:textarea-horizontal-align="justify" draw:textarea-vertical-align="middle" draw:auto-grow-height="false" fo:min-height="0cm" fo:min-width="0cm"/>
    </style:style>
    <style:style style:name="gr9" style:family="graphic" style:parent-style-name="standard">
      <style:graphic-properties svg:stroke-color="#000000" draw:fill-color="#000000" draw:textarea-horizontal-align="justify" draw:textarea-vertical-align="middle" draw:auto-grow-height="false" fo:min-height="0.1cm" fo:min-width="0cm"/>
    </style:style>
    <style:style style:name="gr10" style:family="graphic" style:parent-style-name="standard">
      <style:graphic-properties svg:stroke-color="#000000" draw:fill-color="#000000" draw:textarea-horizontal-align="justify" draw:textarea-vertical-align="middle" draw:auto-grow-height="false" fo:min-height="3.286cm" fo:min-width="3.036cm" draw:shadow="hidden"/>
    </style:style>
    <style:style style:name="gr11" style:family="graphic" style:parent-style-name="standard">
      <style:graphic-properties svg:stroke-color="#000000" draw:fill-color="#000000" draw:textarea-horizontal-align="justify" draw:textarea-vertical-align="middle" draw:auto-grow-height="false" fo:min-height="0.87cm" fo:min-width="0cm"/>
    </style:style>
    <style:style style:name="gr12" style:family="graphic" style:parent-style-name="standard">
      <style:graphic-properties svg:stroke-color="#000000" draw:fill-color="#000000" draw:textarea-horizontal-align="justify" draw:textarea-vertical-align="middle" draw:auto-grow-height="false" fo:min-height="1cm" fo:min-width="0cm"/>
    </style:style>
    <style:style style:name="gr13" style:family="graphic" style:parent-style-name="standard">
      <style:graphic-properties svg:stroke-color="#000000" draw:fill-color="#000000" draw:textarea-horizontal-align="justify" draw:textarea-vertical-align="middle" draw:auto-grow-height="false" fo:min-height="1.164cm" fo:min-width="0.914cm" draw:shadow="hidden"/>
    </style:style>
    <style:style style:name="gr14" style:family="graphic" style:parent-style-name="standard">
      <style:graphic-properties svg:stroke-color="#000000" draw:fill-color="#000000" draw:textarea-horizontal-align="justify" draw:textarea-vertical-align="middle" draw:auto-grow-height="false" fo:min-height="1.306cm" fo:min-width="1.056cm" draw:shadow="hidden"/>
    </style:style>
    <style:style style:name="gr15" style:family="graphic" style:parent-style-name="standard">
      <style:graphic-properties svg:stroke-color="#000000" draw:fill-color="#000000" draw:textarea-horizontal-align="justify" draw:textarea-vertical-align="middle" draw:auto-grow-height="false" fo:min-height="0cm" fo:min-width="0.08cm"/>
    </style:style>
    <style:style style:name="gr16" style:family="graphic" style:parent-style-name="standard">
      <style:graphic-properties svg:stroke-color="#000000" draw:fill-color="#000000" draw:textarea-horizontal-align="justify" draw:textarea-vertical-align="middle" draw:auto-grow-height="false" fo:min-height="0cm" fo:min-width="0.2cm"/>
    </style:style>
    <style:style style:name="gr17" style:family="graphic" style:parent-style-name="standard">
      <style:graphic-properties svg:stroke-color="#000000" draw:fill-color="#000000" draw:textarea-horizontal-align="justify" draw:textarea-vertical-align="middle" draw:auto-grow-height="false" fo:min-height="0cm" fo:min-width="0.09cm"/>
    </style:style>
    <style:style style:name="gr18" style:family="graphic" style:parent-style-name="standard">
      <style:graphic-properties svg:stroke-color="#000000" draw:fill-color="#000000" draw:textarea-horizontal-align="justify" draw:textarea-vertical-align="middle" draw:auto-grow-height="false" fo:min-height="0cm" fo:min-width="0.04cm"/>
    </style:style>
    <style:style style:name="gr19" style:family="graphic" style:parent-style-name="standard">
      <style:graphic-properties svg:stroke-color="#000000" draw:fill-color="#000000" draw:textarea-horizontal-align="justify" draw:textarea-vertical-align="middle" draw:auto-grow-height="false" fo:min-height="0cm" fo:min-width="1.06cm"/>
    </style:style>
    <style:style style:name="gr20" style:family="graphic" style:parent-style-name="standard">
      <style:graphic-properties svg:stroke-color="#000000" draw:fill-color="#000000" draw:textarea-horizontal-align="justify" draw:textarea-vertical-align="middle" draw:auto-grow-height="false" fo:min-height="0cm" fo:min-width="0.38cm"/>
    </style:style>
    <style:style style:name="gr21" style:family="graphic" style:parent-style-name="standard">
      <style:graphic-properties svg:stroke-color="#000000" draw:fill-color="#000000" draw:textarea-horizontal-align="justify" draw:textarea-vertical-align="middle" draw:auto-grow-height="false" fo:min-height="0cm" fo:min-width="0.28cm"/>
    </style:style>
    <style:style style:name="gr22" style:family="graphic" style:parent-style-name="standard">
      <style:graphic-properties svg:stroke-color="#000000" draw:fill-color="#000000" draw:textarea-horizontal-align="justify" draw:textarea-vertical-align="middle" draw:auto-grow-height="false" fo:min-height="0cm" fo:min-width="0.5cm"/>
    </style:style>
    <style:style style:name="gr23" style:family="graphic" style:parent-style-name="standard">
      <style:graphic-properties svg:stroke-color="#000000" draw:fill-color="#000000" draw:textarea-horizontal-align="justify" draw:textarea-vertical-align="middle" draw:auto-grow-height="false" fo:min-height="0cm" fo:min-width="0.4cm"/>
    </style:style>
    <style:style style:name="gr24" style:family="graphic" style:parent-style-name="standard">
      <style:graphic-properties svg:stroke-color="#000000" draw:fill-color="#000000" draw:textarea-horizontal-align="justify" draw:textarea-vertical-align="middle" draw:auto-grow-height="false" fo:min-height="0cm" fo:min-width="2.2cm"/>
    </style:style>
    <style:style style:name="gr25" style:family="graphic" style:parent-style-name="standard">
      <style:graphic-properties svg:stroke-color="#000000" draw:fill-color="#000000" draw:textarea-horizontal-align="justify" draw:textarea-vertical-align="middle" draw:auto-grow-height="false" fo:min-height="0cm" fo:min-width="4.19cm"/>
    </style:style>
    <style:style style:name="gr26" style:family="graphic" style:parent-style-name="standard">
      <style:graphic-properties svg:stroke-color="#000000" draw:fill-color="#000000" draw:textarea-horizontal-align="justify" draw:textarea-vertical-align="middle" draw:auto-grow-height="false" fo:min-height="6.54cm" fo:min-width="0cm"/>
    </style:style>
    <style:style style:name="gr27" style:family="graphic" style:parent-style-name="standard">
      <style:graphic-properties svg:stroke-color="#000000" draw:fill-color="#000000" draw:textarea-horizontal-align="justify" draw:textarea-vertical-align="middle" draw:auto-grow-height="false" fo:min-height="0cm" fo:min-width="0.44cm"/>
    </style:style>
    <style:style style:name="gr28" style:family="graphic" style:parent-style-name="standard">
      <style:graphic-properties svg:stroke-color="#000000" draw:fill-color="#000000" draw:textarea-horizontal-align="justify" draw:textarea-vertical-align="middle" draw:auto-grow-height="false" fo:min-height="0.29cm" fo:min-width="0cm"/>
    </style:style>
    <style:style style:name="gr29" style:family="graphic" style:parent-style-name="standard">
      <style:graphic-properties svg:stroke-color="#000000" draw:fill-color="#000000" draw:textarea-horizontal-align="justify" draw:textarea-vertical-align="middle" draw:auto-grow-height="false" fo:min-height="1.53cm" fo:min-width="0cm"/>
    </style:style>
    <style:style style:name="gr30" style:family="graphic" style:parent-style-name="standard">
      <style:graphic-properties svg:stroke-color="#000000" draw:fill-color="#000000" draw:textarea-horizontal-align="justify" draw:textarea-vertical-align="middle" draw:auto-grow-height="false" fo:min-height="0.51cm" fo:min-width="0cm"/>
    </style:style>
    <style:style style:name="gr31" style:family="graphic" style:parent-style-name="standard">
      <style:graphic-properties svg:stroke-color="#000000" draw:fill-color="#000000" draw:textarea-horizontal-align="justify" draw:textarea-vertical-align="middle" draw:auto-grow-height="false" fo:min-height="0.57cm" fo:min-width="0cm"/>
    </style:style>
    <style:style style:name="gr32" style:family="graphic" style:parent-style-name="standard">
      <style:graphic-properties svg:stroke-color="#000000" draw:fill-color="#000000" draw:textarea-horizontal-align="justify" draw:textarea-vertical-align="middle" draw:auto-grow-height="false" fo:min-height="0.59cm" fo:min-width="0cm"/>
    </style:style>
    <style:style style:name="gr33" style:family="graphic" style:parent-style-name="standard">
      <style:graphic-properties svg:stroke-color="#000000" draw:fill-color="#000000" draw:textarea-horizontal-align="justify" draw:textarea-vertical-align="middle" draw:auto-grow-height="false" fo:min-height="0.64cm" fo:min-width="0cm"/>
    </style:style>
    <style:style style:name="gr34" style:family="graphic" style:parent-style-name="standard">
      <style:graphic-properties svg:stroke-color="#000000" draw:fill-color="#000000" draw:textarea-horizontal-align="justify" draw:textarea-vertical-align="middle" draw:auto-grow-height="false" fo:min-height="1.75cm" fo:min-width="0cm"/>
    </style:style>
    <style:style style:name="gr35" style:family="graphic" style:parent-style-name="standard">
      <style:graphic-properties svg:stroke-color="#000000" draw:fill-color="#000000" draw:textarea-horizontal-align="justify" draw:textarea-vertical-align="middle" draw:auto-grow-height="false" fo:min-height="3.25cm" fo:min-width="0cm"/>
    </style:style>
    <style:style style:name="gr36" style:family="graphic" style:parent-style-name="standard">
      <style:graphic-properties svg:stroke-color="#000000" draw:fill-color="#000000" draw:textarea-horizontal-align="justify" draw:textarea-vertical-align="middle" draw:auto-grow-height="false" fo:min-height="5.25cm" fo:min-width="0cm"/>
    </style:style>
    <style:style style:name="gr37" style:family="graphic" style:parent-style-name="standard">
      <style:graphic-properties svg:stroke-color="#000000" draw:fill-color="#000000" draw:textarea-horizontal-align="justify" draw:textarea-vertical-align="middle" draw:auto-grow-height="false" fo:min-height="7.24cm" fo:min-width="0cm"/>
    </style:style>
    <style:style style:name="gr38" style:family="graphic" style:parent-style-name="standard">
      <style:graphic-properties svg:stroke-color="#000000" draw:fill-color="#000000" draw:textarea-horizontal-align="justify" draw:textarea-vertical-align="middle" draw:auto-grow-height="false" fo:min-height="9.35cm" fo:min-width="0cm"/>
    </style:style>
    <style:style style:name="gr39" style:family="graphic" style:parent-style-name="standard">
      <style:graphic-properties svg:stroke-color="#000000" draw:fill="none" draw:textarea-horizontal-align="justify" draw:textarea-vertical-align="middle" draw:auto-grow-height="false" fo:min-height="4.45cm" fo:min-width="6.51cm"/>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standard">
      <style:graphic-properties svg:stroke-color="#000000" draw:fill-color="#000000" draw:textarea-horizontal-align="justify" draw:textarea-vertical-align="middle" draw:auto-grow-height="false" fo:min-height="0cm" fo:min-width="6.04cm"/>
    </style:style>
    <style:style style:name="gr42" style:family="graphic" style:parent-style-name="standard">
      <style:graphic-properties svg:stroke-color="#000000" draw:fill-color="#000000" draw:textarea-horizontal-align="justify" draw:textarea-vertical-align="middle" draw:auto-grow-height="false" fo:min-height="0cm" fo:min-width="1.1cm"/>
    </style:style>
    <style:style style:name="gr43" style:family="graphic" style:parent-style-name="standard">
      <style:graphic-properties svg:stroke-color="#000000" draw:fill-color="#000000" draw:textarea-horizontal-align="justify" draw:textarea-vertical-align="middle" draw:auto-grow-height="false" fo:min-height="0cm" fo:min-width="1.24cm"/>
    </style:style>
    <style:style style:name="gr44" style:family="graphic" style:parent-style-name="standard">
      <style:graphic-properties svg:stroke-color="#000000" draw:fill-color="#000000" draw:textarea-horizontal-align="justify" draw:textarea-vertical-align="middle" draw:auto-grow-height="false" fo:min-height="0cm" fo:min-width="1cm"/>
    </style:style>
    <style:style style:name="gr45" style:family="graphic" style:parent-style-name="standard">
      <style:graphic-properties svg:stroke-color="#000000" draw:fill-color="#000000" draw:textarea-horizontal-align="justify" draw:textarea-vertical-align="middle" draw:auto-grow-height="false" fo:min-height="0cm" fo:min-width="0.1cm"/>
    </style:style>
    <style:style style:name="gr46" style:family="graphic" style:parent-style-name="standard">
      <style:graphic-properties svg:stroke-color="#000000" draw:fill-color="#000000" draw:textarea-horizontal-align="justify" draw:textarea-vertical-align="middle" draw:auto-grow-height="false" fo:min-height="1.03cm" fo:min-width="4.1cm"/>
    </style:style>
    <style:style style:name="gr47" style:family="graphic" style:parent-style-name="standard">
      <style:graphic-properties svg:stroke-color="#000000" draw:fill-color="#000000" draw:textarea-horizontal-align="justify" draw:textarea-vertical-align="middle" draw:auto-grow-height="false" fo:min-height="0cm" fo:min-width="1.2cm"/>
    </style:style>
    <style:style style:name="gr48" style:family="graphic" style:parent-style-name="standard">
      <style:graphic-properties svg:stroke-color="#000000" draw:fill-color="#000000" draw:textarea-horizontal-align="justify" draw:textarea-vertical-align="middle" draw:auto-grow-height="false" fo:min-height="0cm" fo:min-width="0.9cm"/>
    </style:style>
    <style:style style:name="P1" style:family="paragraph">
      <loext:graphic-properties draw:fill="none" draw:opacity="100%"/>
      <style:paragraph-properties fo:text-align="center"/>
    </style:style>
    <style:style style:name="P2" style:family="paragraph">
      <loext:graphic-properties draw:fill-color="#000000"/>
      <style:paragraph-properties fo:text-align="center"/>
    </style:style>
    <style:style style:name="P3" style:family="paragraph">
      <loext:graphic-properties draw:fill="none"/>
      <style:paragraph-properties fo:text-align="center"/>
    </style:style>
    <style:style style:name="P4" style:family="paragraph">
      <style:text-properties style:font-name="Courier New" fo:font-size="8pt"/>
    </style:style>
    <style:style style:name="P5" style:family="paragraph">
      <loext:graphic-properties draw:fill="none" draw:fill-color="#ffffff"/>
      <style:text-properties style:font-name="Courier New" fo:font-size="8pt"/>
    </style:style>
    <style:style style:name="P6" style:family="paragraph">
      <loext:graphic-properties draw:fill="none" draw:fill-color="#ffffff"/>
      <style:text-properties style:font-name="Courier New" fo:font-size="8pt" style:font-size-asian="8pt" style:font-size-complex="8pt"/>
    </style:style>
    <style:style style:name="T1" style:family="text">
      <style:text-properties style:font-name="Courier New"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custom-shape draw:style-name="gr1" draw:text-style-name="P1" draw:layer="layout" svg:width="11.52cm" svg:height="16.52cm" svg:x="0.4cm" svg:y="0.4cm">
          <text:p/>
          <draw:enhanced-geometry svg:viewBox="0 0 21600 21600" draw:type="rectangle" draw:enhanced-path="M 0 0 L 21600 0 21600 21600 0 21600 0 0 Z N"/>
        </draw:custom-shape>
      </draw:page>
      <draw:page draw:name="page2" draw:style-name="dp1" draw:master-page-name="預設">
        <draw:custom-shape draw:style-name="gr2" draw:text-style-name="P1" draw:layer="layout" svg:width="6.7cm" svg:height="16.51cm" svg:x="0.4cm" svg:y="0.4cm">
          <text:p/>
          <draw:enhanced-geometry svg:viewBox="0 0 21600 21600" draw:mirror-horizontal="false" draw:type="rectangle" draw:enhanced-path="M 0 0 L 21600 0 21600 21600 0 21600 0 0 Z N"/>
        </draw:custom-shape>
        <draw:path draw:style-name="gr3" draw:text-style-name="P2" draw:layer="layout" svg:width="0.499cm" svg:height="0.499cm" svg:x="3.98cm" svg:y="15.3cm" svg:viewBox="0 0 500 500" svg:d="M81 41c-23 0-40 17-40 40s17 41 40 41 41-18 41-41-18-40-41-40zM81 0c46 0 81 35 81 81s-35 81-81 81-81-35-81-81 35-81 81-81zM419 41c-23 0-41 17-41 40s18 41 41 41 40-18 40-41-17-40-40-40zM419 0c46 0 81 35 81 81s-35 81-81 81-81-35-81-81 35-81 81-81zM81 378c-23 0-40 18-40 41s17 40 40 40 41-17 41-40-18-41-41-41zM81 338c46 0 81 35 81 81s-35 81-81 81-81-35-81-81 35-81 81-81zM419 378c-23 0-41 18-41 41s18 40 41 40 40-17 40-40-17-41-40-41zM419 338c46 0 81 35 81 81s-35 81-81 81-81-35-81-81 35-81 81-81z">
          <text:p/>
        </draw:path>
        <draw:path draw:style-name="gr4" draw:text-style-name="P2" draw:layer="layout" svg:width="0.499cm" svg:height="0.199cm" draw:transform="rotate (1.5707963267949) translate (5.3cm 16.5cm)" svg:viewBox="0 0 500 200" svg:d="M100 70c-17 0-30 13-30 30s13 30 30 30 30-13 30-30-13-30-30-30zM100 0c57 0 100 43 100 100s-43 100-100 100-100-43-100-100 43-100 100-100zM400 70c-17 0-30 13-30 30s13 30 30 30 30-13 30-30-13-30-30-30zM400 0c57 0 100 43 100 100s-43 100-100 100-100-43-100-100 43-100 100-100z">
          <text:p/>
        </draw:path>
        <draw:path draw:style-name="gr5" draw:text-style-name="P2" draw:layer="layout" svg:width="0.979cm" svg:height="0.219cm" svg:x="3.53cm" svg:y="16.4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6" draw:text-style-name="P2" draw:layer="layout" svg:width="1.199cm" svg:height="2.009cm" svg:x="5.9cm" svg:y="14.9cm" svg:viewBox="0 0 1200 2010" svg:d="M250 199c0 19 5 36 13 51h172c9-15 14-32 14-51 0-18-5-35-13-49h-174c-8 14-12 31-12 49zM750 199c0 19 5 36 13 51h172c9-15 14-32 14-51 0-18-5-35-13-49h-174c-8 14-12 31-12 49zM100 0h1000 50 50v2010h-50-50-1000-50-50v-2010h50zM250 999c0 19 5 36 13 51h172c9-15 14-32 14-51 0-18-5-35-13-49h-174c-8 14-12 31-12 49zM750 999c0 19 5 36 13 51h172c9-15 14-32 14-51 0-18-5-35-13-49h-174c-8 14-12 31-12 49zM250 1799c0 19 5 36 13 51h172c9-15 14-32 14-51 0-18-5-35-13-49h-174c-8 14-12 31-12 49zM750 1799c0 19 5 36 13 51h172c9-15 14-32 14-51 0-18-5-35-13-49h-174c-8 14-12 31-12 49z">
          <text:p/>
        </draw:path>
        <draw:custom-shape draw:style-name="gr7" draw:text-style-name="P2" draw:layer="layout" svg:width="0.12cm" svg:height="0.68cm" svg:x="4.34cm" svg:y="15.76cm">
          <text:p/>
          <draw:enhanced-geometry svg:viewBox="0 0 21600 21600" draw:mirror-horizontal="false" draw:type="rectangle" draw:enhanced-path="M 0 0 L 21600 0 21600 21600 0 21600 0 0 Z N"/>
        </draw:custom-shape>
        <draw:custom-shape draw:style-name="gr8" draw:text-style-name="P2" draw:layer="layout" svg:width="0.15cm" svg:height="0.13cm" svg:x="4.2cm" svg:y="16.44cm">
          <text:p/>
          <draw:enhanced-geometry svg:viewBox="0 0 21600 21600" draw:mirror-horizontal="false" draw:type="rectangle" draw:enhanced-path="M 0 0 L 21600 0 21600 21600 0 21600 0 0 Z N"/>
        </draw:custom-shape>
        <draw:custom-shape draw:style-name="gr9" draw:text-style-name="P2" draw:layer="layout" svg:width="0.44cm" svg:height="0.35cm" svg:x="4.06cm" svg:y="16.56cm">
          <text:p/>
          <draw:enhanced-geometry svg:viewBox="0 0 21600 21600" draw:mirror-horizontal="false" draw:type="rectangle" draw:enhanced-path="M 0 0 L 21600 0 21600 21600 0 21600 0 0 Z N"/>
        </draw:custom-shape>
        <draw:path draw:style-name="gr10" draw:text-style-name="P2" draw:layer="layout" svg:width="0.399cm" svg:height="0.399cm" svg:x="3.3cm" svg:y="15.1cm" svg:viewBox="0 0 400 400" svg:d="M200 16c-104 0-184 80-184 184s80 184 184 184 184-80 184-184-80-184-184-184zM200 0c113 0 200 87 200 200s-87 200-200 200-200-87-200-200 87-200 200-200z">
          <text:p/>
        </draw:path>
        <draw:path draw:style-name="gr11" draw:text-style-name="P2" draw:layer="layout" svg:width="0.899cm" svg:height="1.609cm" svg:x="3.3cm" svg:y="15.3cm" svg:viewBox="0 0 900 1610" svg:d="M200 300c170 0 300-130 300-300h200 100 40 60v170h-60-40-168l-32 81v869h-60v20h10v120h140v350h-390-100-200v-1383c52 46 122 73 200 73zM710 140h90v-110h-90zM300 1140v120h100v-120h-60z">
          <text:p/>
        </draw:path>
        <draw:path draw:style-name="gr12" draw:text-style-name="P2" draw:layer="layout" svg:width="0.459cm" svg:height="1.249cm" svg:x="4.1cm" svg:y="15.66cm" svg:viewBox="0 0 460 1250" svg:d="M360 1250v-1250h100v1250zM0 800v-600h300v600z">
          <text:p/>
        </draw:path>
        <draw:path draw:style-name="gr10" draw:text-style-name="P2" draw:layer="layout" svg:width="0.399cm" svg:height="0.399cm" svg:x="4.7cm" svg:y="16.4cm" svg:viewBox="0 0 400 400" svg:d="M200 16c-104 0-184 80-184 184s80 184 184 184 184-80 184-184-80-184-184-184zM200 0c113 0 200 87 200 200s-87 200-200 200-200-87-200-200 87-200 200-200z">
          <text:p/>
        </draw:path>
        <draw:path draw:style-name="gr13" draw:text-style-name="P2" draw:layer="layout" svg:width="0.709cm" svg:height="0.199cm" draw:transform="rotate (1.5707963267949) translate (5.9cm 13.91cm)" svg:viewBox="0 0 710 200" svg:d="M100 50c-28 0-50 22-50 50s22 50 50 50c29 0 50-22 50-50s-21-50-50-50zM100 0c57 0 101 43 101 100s-44 100-101 100-100-43-100-100 43-100 100-100zM355 50c-28 0-50 22-50 50s22 50 50 50 50-22 50-50-22-50-50-50zM355 0c57 0 100 43 100 100s-43 100-100 100-100-43-100-100 43-100 100-100zM610 50c-29 0-50 22-50 50s21 50 50 50c28 0 50-22 50-50s-22-50-50-50zM610 0c57 0 100 43 100 100s-43 100-100 100-101-43-101-100 44-100 101-100z">
          <text:p/>
        </draw:path>
        <draw:path draw:style-name="gr13" draw:text-style-name="P2" draw:layer="layout" svg:width="0.709cm" svg:height="0.199cm" draw:transform="rotate (1.5707963267949) translate (2.5cm 13.91cm)" svg:viewBox="0 0 710 200" svg:d="M100 50c-28 0-50 22-50 50s22 50 50 50c29 0 50-22 50-50s-21-50-50-50zM100 0c57 0 101 43 101 100s-44 100-101 100-100-43-100-100 43-100 100-100zM355 50c-28 0-50 22-50 50s22 50 50 50 50-22 50-50-22-50-50-50zM355 0c57 0 100 43 100 100s-43 100-100 100-100-43-100-100 43-100 100-100zM610 50c-29 0-50 22-50 50s21 50 50 50c28 0 50-22 50-50s-22-50-50-50zM610 0c57 0 100 43 100 100s-43 100-100 100-101-43-101-100 44-100 101-100z">
          <text:p/>
        </draw:path>
        <draw:path draw:style-name="gr13" draw:text-style-name="P2" draw:layer="layout" svg:width="0.709cm" svg:height="0.199cm" draw:transform="rotate (1.5707963267949) translate (4.2cm 13.91cm)" svg:viewBox="0 0 710 200" svg:d="M100 50c-28 0-50 22-50 50s22 50 50 50c29 0 50-22 50-50s-21-50-50-50zM100 0c57 0 101 43 101 100s-44 100-101 100-100-43-100-100 43-100 100-100zM355 50c-28 0-50 22-50 50s22 50 50 50 50-22 50-50-22-50-50-50zM355 0c57 0 100 43 100 100s-43 100-100 100-100-43-100-100 43-100 100-100zM610 50c-29 0-50 22-50 50s21 50 50 50c28 0 50-22 50-50s-22-50-50-50zM610 0c57 0 100 43 100 100s-43 100-100 100-101-43-101-100 44-100 101-100z">
          <text:p/>
        </draw:path>
        <draw:path draw:style-name="gr10" draw:text-style-name="P2" draw:layer="layout" svg:width="0.399cm" svg:height="0.399cm" svg:x="0.8cm" svg:y="14.3cm" svg:viewBox="0 0 400 400" svg:d="M200 16c-104 0-184 80-184 184s80 184 184 184 184-80 184-184-80-184-184-184zM200 0c113 0 200 87 200 200s-87 200-200 200-200-87-200-200 87-200 200-200z">
          <text:p/>
        </draw:path>
        <draw:path draw:style-name="gr14" draw:text-style-name="P2" draw:layer="layout" svg:width="0.979cm" svg:height="0.219cm" svg:x="1.22cm" svg:y="13.34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custom-shape draw:style-name="gr15" draw:text-style-name="P2" draw:layer="layout" svg:width="0.58cm" svg:height="0.1cm" svg:x="6.06cm" svg:y="13.5cm">
          <text:p/>
          <draw:enhanced-geometry svg:viewBox="0 0 21600 21600" draw:mirror-horizontal="false" draw:type="rectangle" draw:enhanced-path="M 0 0 L 21600 0 21600 21600 0 21600 0 0 Z N"/>
        </draw:custom-shape>
        <draw:custom-shape draw:style-name="gr16" draw:text-style-name="P2" draw:layer="layout" svg:width="0.7cm" svg:height="0.1cm" svg:x="4.36cm" svg:y="13.5cm">
          <text:p/>
          <draw:enhanced-geometry svg:viewBox="0 0 21600 21600" draw:mirror-horizontal="false" draw:type="rectangle" draw:enhanced-path="M 0 0 L 21600 0 21600 21600 0 21600 0 0 Z N"/>
        </draw:custom-shape>
        <draw:custom-shape draw:style-name="gr17" draw:text-style-name="P2" draw:layer="layout" svg:width="0.59cm" svg:height="0.1cm" svg:x="2.66cm" svg:y="13.5cm">
          <text:p/>
          <draw:enhanced-geometry svg:viewBox="0 0 21600 21600" draw:mirror-horizontal="false" draw:type="rectangle" draw:enhanced-path="M 0 0 L 21600 0 21600 21600 0 21600 0 0 Z N"/>
        </draw:custom-shape>
        <draw:custom-shape draw:style-name="gr18" draw:text-style-name="P2" draw:layer="layout" svg:width="0.54cm" svg:height="0.1cm" svg:x="2cm" svg:y="13.5cm">
          <text:p/>
          <draw:enhanced-geometry svg:viewBox="0 0 21600 21600" draw:mirror-horizontal="false" draw:type="rectangle" draw:enhanced-path="M 0 0 L 21600 0 21600 21600 0 21600 0 0 Z N"/>
        </draw:custom-shape>
        <draw:custom-shape draw:style-name="gr19" draw:text-style-name="P2" draw:layer="layout" svg:width="1.56cm" svg:height="0.1cm" svg:x="4.38cm" svg:y="13.76cm">
          <text:p/>
          <draw:enhanced-geometry svg:viewBox="0 0 21600 21600" draw:mirror-horizontal="false" draw:type="rectangle" draw:enhanced-path="M 0 0 L 21600 0 21600 21600 0 21600 0 0 Z N"/>
        </draw:custom-shape>
        <draw:custom-shape draw:style-name="gr19" draw:text-style-name="P2" draw:layer="layout" svg:width="1.56cm" svg:height="0.1cm" svg:x="2.68cm" svg:y="13.76cm">
          <text:p/>
          <draw:enhanced-geometry svg:viewBox="0 0 21600 21600" draw:mirror-horizontal="false" draw:type="rectangle" draw:enhanced-path="M 0 0 L 21600 0 21600 21600 0 21600 0 0 Z N"/>
        </draw:custom-shape>
        <draw:path draw:style-name="gr14" draw:text-style-name="P2" draw:layer="layout" svg:width="0.479cm" svg:height="0.219cm" draw:transform="rotate (1.5707963267949) translate (6.61cm 13.67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14" draw:text-style-name="P2" draw:layer="layout" svg:width="0.479cm" svg:height="0.219cm" draw:transform="rotate (1.5707963267949) translate (3.2cm 13.67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14" draw:text-style-name="P2" draw:layer="layout" svg:width="0.479cm" svg:height="0.219cm" draw:transform="rotate (1.5707963267949) translate (5cm 13.67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custom-shape draw:style-name="gr20" draw:text-style-name="P2" draw:layer="layout" svg:width="0.88cm" svg:height="0.1cm" svg:x="3.36cm" svg:y="13.5cm">
          <text:p/>
          <draw:enhanced-geometry svg:viewBox="0 0 21600 21600" draw:mirror-horizontal="false" draw:type="rectangle" draw:enhanced-path="M 0 0 L 21600 0 21600 21600 0 21600 0 0 Z N"/>
        </draw:custom-shape>
        <draw:custom-shape draw:style-name="gr15" draw:text-style-name="P2" draw:layer="layout" svg:width="0.58cm" svg:height="0.1cm" svg:x="6.06cm" svg:y="13.24cm">
          <text:p/>
          <draw:enhanced-geometry svg:viewBox="0 0 21600 21600" draw:mirror-horizontal="false" draw:type="rectangle" draw:enhanced-path="M 0 0 L 21600 0 21600 21600 0 21600 0 0 Z N"/>
        </draw:custom-shape>
        <draw:custom-shape draw:style-name="gr21" draw:text-style-name="P2" draw:layer="layout" svg:width="0.78cm" svg:height="0.1cm" svg:x="5.16cm" svg:y="13.5cm">
          <text:p/>
          <draw:enhanced-geometry svg:viewBox="0 0 21600 21600" draw:mirror-horizontal="false" draw:type="rectangle" draw:enhanced-path="M 0 0 L 21600 0 21600 21600 0 21600 0 0 Z N"/>
        </draw:custom-shape>
        <draw:custom-shape draw:style-name="gr16" draw:text-style-name="P2" draw:layer="layout" svg:width="0.7cm" svg:height="0.1cm" svg:x="4.36cm" svg:y="13.24cm">
          <text:p/>
          <draw:enhanced-geometry svg:viewBox="0 0 21600 21600" draw:mirror-horizontal="false" draw:type="rectangle" draw:enhanced-path="M 0 0 L 21600 0 21600 21600 0 21600 0 0 Z N"/>
        </draw:custom-shape>
        <draw:polygon draw:style-name="gr22" draw:text-style-name="P2" draw:layer="layout" svg:width="1.069cm" svg:height="2.189cm" svg:x="4.4cm" svg:y="13.84cm" svg:viewBox="0 0 1070 2190" draw:points="40,1610 40,1500 0,1500 0,0 1070,0 1070,1480 1070,1500 1070,2190 920,2190 920,1610">
          <text:p/>
        </draw:polygon>
        <draw:polygon draw:style-name="gr23" draw:text-style-name="P2" draw:layer="layout" svg:width="1.459cm" svg:height="0.239cm" svg:x="1.78cm" svg:y="13.14cm" svg:viewBox="0 0 1460 240" draw:points="0,0 120,0 880,0 900,0 1460,0 1460,200 880,200 880,100 120,100 120,240 0,240 0,100">
          <text:p/>
        </draw:polygon>
        <draw:polygon draw:style-name="gr24" draw:text-style-name="P2" draw:layer="layout" svg:width="2.859cm" svg:height="0.469cm" svg:x="1.5cm" svg:y="12.94cm" svg:viewBox="0 0 2860 470" draw:points="150,0 2740,0 2800,0 2860,0 2860,300 2740,300 2740,100 150,100 150,470 0,470 0,0 100,0">
          <text:p/>
        </draw:polygon>
        <draw:polygon draw:style-name="gr25" draw:text-style-name="P2" draw:layer="layout" svg:width="4.799cm" svg:height="0.659cm" svg:x="1.26cm" svg:y="12.74cm" svg:viewBox="0 0 4800 660" draw:points="140,0 4680,0 4730,0 4800,0 4800,510 4680,510 4680,100 140,100 140,660 0,660 0,0 40,0">
          <text:p/>
        </draw:polygon>
        <draw:path draw:style-name="gr14" draw:text-style-name="P2" draw:layer="layout" svg:width="4.309cm" svg:height="0.219cm" svg:x="1.85cm" svg:y="0.8cm" svg:viewBox="0 0 4310 220" svg:d="M118 70c-25 0-43 17-43 40s18 40 43 40c24 0 42-17 42-40s-18-40-42-40zM118 0c66 0 117 48 117 110s-51 110-117 110c-67 0-118-48-118-110s51-110 118-110zM389 70c-24 0-43 17-43 40s19 40 43 40 43-17 43-40-19-40-43-40zM389 0c67 0 118 48 118 110s-51 110-118 110c-66 0-117-48-117-110s51-110 117-110zM661 70c-25 0-43 17-43 40s18 40 43 40c24 0 42-17 42-40s-18-40-42-40zM661 0c66 0 117 48 117 110s-51 110-117 110c-67 0-118-48-118-110s51-110 118-110zM932 70c-24 0-43 17-43 40s19 40 43 40 43-17 43-40-19-40-43-40zM932 0c67 0 118 48 118 110s-51 110-118 110c-66 0-117-48-117-110s51-110 117-110zM1204 70c-25 0-43 17-43 40s18 40 43 40c24 0 42-17 42-40s-18-40-42-40zM1204 0c66 0 117 48 117 110s-51 110-117 110c-67 0-118-48-118-110s51-110 118-110zM1475 70c-24 0-43 17-43 40s19 40 43 40 43-17 43-40-19-40-43-40zM1475 0c67 0 118 48 118 110s-51 110-118 110c-66 0-117-48-117-110s51-110 117-110zM1747 70c-25 0-43 17-43 40s18 40 43 40c24 0 42-17 42-40s-18-40-42-40zM1747 0c66 0 117 48 117 110s-51 110-117 110c-67 0-118-48-118-110s51-110 118-110zM2018 70c-24 0-43 17-43 40s19 40 43 40 43-17 43-40-19-40-43-40zM2018 0c67 0 118 48 118 110s-51 110-118 110c-66 0-117-48-117-110s51-110 117-110zM2292 70c-24 0-43 17-43 40s19 40 43 40 43-17 43-40-19-40-43-40zM2292 0c66 0 117 48 117 110s-51 110-117 110c-67 0-118-48-118-110s51-110 118-110zM2563 70c-24 0-42 17-42 40s18 40 42 40c25 0 43-17 43-40s-18-40-43-40zM2563 0c67 0 118 48 118 110s-51 110-118 110c-66 0-117-48-117-110s51-110 117-110zM2835 70c-24 0-43 17-43 40s19 40 43 40 43-17 43-40-19-40-43-40zM2835 0c66 0 117 48 117 110s-51 110-117 110c-67 0-118-48-118-110s51-110 118-110zM3106 70c-24 0-42 17-42 40s18 40 42 40c25 0 43-17 43-40s-18-40-43-40zM3106 0c67 0 118 48 118 110s-51 110-118 110c-66 0-117-48-117-110s51-110 117-110zM3378 70c-24 0-43 17-43 40s19 40 43 40 43-17 43-40-19-40-43-40zM3378 0c66 0 117 48 117 110s-51 110-117 110c-67 0-118-48-118-110s51-110 118-110zM3649 70c-24 0-42 17-42 40s18 40 42 40c25 0 43-17 43-40s-18-40-43-40zM3649 0c67 0 118 48 118 110s-51 110-118 110c-66 0-117-48-117-110s51-110 117-110zM3921 70c-24 0-43 17-43 40s19 40 43 40 43-17 43-40-19-40-43-40zM3921 0c66 0 117 48 117 110s-51 110-117 110c-67 0-118-48-118-110s51-110 118-110zM4192 70c-24 0-42 17-42 40s18 40 42 40c25 0 43-17 43-40s-18-40-43-40zM4192 0c67 0 118 48 118 110s-51 110-118 110c-66 0-117-48-117-110s51-110 117-110z">
          <text:p/>
        </draw:path>
        <draw:path draw:style-name="gr13" draw:text-style-name="P2" draw:layer="layout" svg:width="1.599cm" svg:height="1.399cm" svg:x="0.8cm" svg:y="10.3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13" draw:text-style-name="P2" draw:layer="layout" svg:width="1.599cm" svg:height="1.399cm" svg:x="0.8cm" svg:y="8.3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13" draw:text-style-name="P2" draw:layer="layout" svg:width="1.599cm" svg:height="1.399cm" svg:x="0.8cm" svg:y="6.3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13" draw:text-style-name="P2" draw:layer="layout" svg:width="1.599cm" svg:height="1.399cm" svg:x="0.8cm" svg:y="4.3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6" draw:text-style-name="P2" draw:layer="layout" svg:width="1.199cm" svg:height="12.609cm" svg:x="0.4cm" svg:y="4.3cm" svg:viewBox="0 0 1200 12610" svg:d="M250 10799c0 19 5 36 13 51h172c9-15 14-32 14-51 0-18-5-35-13-49h-174c-8 14-12 31-12 49zM750 10799c0 19 5 36 13 51h172c9-15 14-32 14-51 0-18-5-35-13-49h-174c-8 14-12 31-12 49zM1100 10600h50 50v2010h-50-50-1000-50-50v-1510-500-4400-200-1800-200-1800-200-1800-200h200 240v200h-240v1800h240v200h-240v1800h240v200h-240v1800h240v200h-240v4400zM250 11599c0 19 5 36 13 51h172c9-15 14-32 14-51 0-18-5-35-13-49h-174c-8 14-12 31-12 49zM750 11599c0 19 5 36 13 51h172c9-15 14-32 14-51 0-18-5-35-13-49h-174c-8 14-12 31-12 49zM250 12399c0 19 5 36 13 51h172c9-15 14-32 14-51 0-18-5-35-13-49h-174c-8 14-12 31-12 49zM750 12399c0 19 5 36 13 51h172c9-15 14-32 14-51 0-18-5-35-13-49h-174c-8 14-12 31-12 49z">
          <text:p/>
        </draw:path>
        <draw:path draw:style-name="gr6" draw:text-style-name="P2" draw:layer="layout" svg:width="2.399cm" svg:height="11.409cm" svg:x="0.7cm" svg:y="5.5cm" svg:viewBox="0 0 2400 11410" svg:d="M200 8300h800v100 700h200 1100 90v300h10v2010h-50-50-1000-50-50v-1900-110-100h-200-200v-200-550h-800v-50-150-1750-200h500v-200h-250v-200h250v-1800h-250v-200h250v-1800h-250v-200h250v-1800h-250v-200h250 190 10v6400 200h-200-300v1600zM1450 9599c0 19 5 36 13 51h172c9-15 14-32 14-51 0-18-5-35-13-49h-174c-8 14-12 31-12 49zM1950 9599c0 19 5 36 13 51h172c9-15 14-32 14-51 0-18-5-35-13-49h-174c-8 14-12 31-12 49zM1450 10399c0 19 5 36 13 51h172c9-15 14-32 14-51 0-18-5-35-13-49h-174c-8 14-12 31-12 49zM1950 10399c0 19 5 36 13 51h172c9-15 14-32 14-51 0-18-5-35-13-49h-174c-8 14-12 31-12 49zM1450 11199c0 19 5 36 13 51h172c9-15 14-32 14-51 0-18-5-35-13-49h-174c-8 14-12 31-12 49zM1950 11199c0 19 5 36 13 51h172c9-15 14-32 14-51 0-18-5-35-13-49h-174c-8 14-12 31-12 49z">
          <text:p/>
        </draw:path>
        <draw:polygon draw:style-name="gr26" draw:text-style-name="P2" draw:layer="layout" svg:width="1.299cm" svg:height="8.219cm" svg:x="1cm" svg:y="5.5cm" svg:viewBox="0 0 1300 8220" draw:points="600,0 640,0 800,0 1040,0 1040,200 800,200 800,2000 1040,2000 1040,2200 800,2200 800,4000 1040,4000 1040,4200 800,4200 800,6000 1040,6000 1040,6200 800,6200 800,6700 800,6790 800,6900 120,6900 120,8120 1000,8120 1000,8060 1300,8060 1300,8120 1300,8200 1300,8220 0,8220 0,8200 0,8120 0,6900 0,6700 120,6700 600,6700">
          <text:p/>
        </draw:polygon>
        <draw:path draw:style-name="gr14" draw:text-style-name="P2" draw:layer="layout" svg:width="0.819cm" svg:height="0.219cm" draw:transform="rotate (1.5707963267949) translate (2.9cm 5.42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path draw:style-name="gr14" draw:text-style-name="P2" draw:layer="layout" svg:width="0.819cm" svg:height="0.219cm" draw:transform="rotate (1.5707963267949) translate (2.9cm 7.42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path draw:style-name="gr14" draw:text-style-name="P2" draw:layer="layout" svg:width="0.819cm" svg:height="0.219cm" draw:transform="rotate (1.5707963267949) translate (2.9cm 9.42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path draw:style-name="gr14" draw:text-style-name="P2" draw:layer="layout" svg:width="0.819cm" svg:height="0.219cm" draw:transform="rotate (1.5707963267949) translate (2.9cm 11.42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path draw:style-name="gr10" draw:text-style-name="P2" draw:layer="layout" svg:width="0.399cm" svg:height="0.399cm" svg:x="2.1cm" svg:y="12.1cm" svg:viewBox="0 0 400 400" svg:d="M200 16c-104 0-184 80-184 184s80 184 184 184 184-80 184-184-80-184-184-184zM200 0c113 0 200 87 200 200s-87 200-200 200-200-87-200-200 87-200 200-200z">
          <text:p/>
        </draw:path>
        <draw:path draw:style-name="gr10" draw:text-style-name="P2" draw:layer="layout" svg:width="0.399cm" svg:height="0.399cm" svg:x="6.3cm" svg:y="12.1cm" svg:viewBox="0 0 400 400" svg:d="M200 16c-104 0-184 80-184 184s80 184 184 184 184-80 184-184-80-184-184-184zM200 0c113 0 200 87 200 200s-87 200-200 200-200-87-200-200 87-200 200-200z">
          <text:p/>
        </draw:path>
        <draw:path draw:style-name="gr10" draw:text-style-name="P2" draw:layer="layout" svg:width="0.399cm" svg:height="0.399cm" svg:x="0.7cm" svg:y="0.7cm" svg:viewBox="0 0 400 400" svg:d="M200 16c-104 0-184 80-184 184s80 184 184 184 184-80 184-184-80-184-184-184zM200 0c113 0 200 87 200 200s-87 200-200 200-200-87-200-200 87-200 200-200z">
          <text:p/>
        </draw:path>
        <draw:path draw:style-name="gr10" draw:text-style-name="P2" draw:layer="layout" svg:width="0.399cm" svg:height="0.399cm" svg:x="6.3cm" svg:y="1.7cm" svg:viewBox="0 0 400 400" svg:d="M200 16c-104 0-184 80-184 184s80 184 184 184 184-80 184-184-80-184-184-184zM200 0c113 0 200 87 200 200s-87 200-200 200-200-87-200-200 87-200 200-200z">
          <text:p/>
        </draw:path>
        <draw:path draw:style-name="gr6" draw:text-style-name="P2" draw:layer="layout" svg:width="1.559cm" svg:height="1.099cm" svg:x="2.35cm" svg:y="10.45cm" svg:viewBox="0 0 1560 1100" svg:d="M1349 900c19 0 36-5 51-13v-172c-15-9-32-14-51-14-18 0-35 5-49 13v174c14 8 31 12 49 12zM1349 400c19 0 36-5 51-13v-172c-15-9-32-14-51-14-18 0-35 5-49 13v174c14 8 31 12 49 12zM1560 1100h-410v-450h-1150v-200h1150v-450h410z">
          <text:p/>
        </draw:path>
        <draw:path draw:style-name="gr6" draw:text-style-name="P2" draw:layer="layout" svg:width="1.559cm" svg:height="1.099cm" svg:x="2.35cm" svg:y="8.45cm" svg:viewBox="0 0 1560 1100" svg:d="M1349 900c19 0 36-5 51-13v-172c-15-9-32-14-51-14-18 0-35 5-49 13v174c14 8 31 12 49 12zM1349 400c19 0 36-5 51-13v-172c-15-9-32-14-51-14-18 0-35 5-49 13v174c14 8 31 12 49 12zM1560 1100h-410v-450h-1150v-200h1150v-450h410z">
          <text:p/>
        </draw:path>
        <draw:path draw:style-name="gr6" draw:text-style-name="P2" draw:layer="layout" svg:width="1.559cm" svg:height="1.099cm" svg:x="2.35cm" svg:y="6.45cm" svg:viewBox="0 0 1560 1100" svg:d="M1349 900c19 0 36-5 51-13v-172c-15-9-32-14-51-14-18 0-35 5-49 13v174c14 8 31 12 49 12zM1349 400c19 0 36-5 51-13v-172c-15-9-32-14-51-14-18 0-35 5-49 13v174c14 8 31 12 49 12zM1560 1100h-410v-450h-1150v-200h1150v-450h410z">
          <text:p/>
        </draw:path>
        <draw:path draw:style-name="gr6" draw:text-style-name="P2" draw:layer="layout" svg:width="1.559cm" svg:height="1.099cm" svg:x="2.35cm" svg:y="4.45cm" svg:viewBox="0 0 1560 1100" svg:d="M1349 900c19 0 36-5 51-13v-172c-15-9-32-14-51-14-18 0-35 5-49 13v174c14 8 31 12 49 12zM1349 400c19 0 36-5 51-13v-172c-15-9-32-14-51-14-18 0-35 5-49 13v174c14 8 31 12 49 12zM1560 1100h-410v-450h-1150v-200h1150v-450h410z">
          <text:p/>
        </draw:path>
        <draw:path draw:style-name="gr10" draw:text-style-name="P2" draw:layer="layout" svg:width="0.399cm" svg:height="0.399cm" svg:x="0.7cm" svg:y="3.6cm" svg:viewBox="0 0 400 400" svg:d="M200 16c-104 0-184 80-184 184s80 184 184 184 184-80 184-184-80-184-184-184zM200 0c113 0 200 87 200 200s-87 200-200 200-200-87-200-200 87-200 200-200z">
          <text:p/>
        </draw:path>
        <draw:polygon draw:style-name="gr27" draw:text-style-name="P2" draw:layer="layout" svg:width="0.949cm" svg:height="0.339cm" svg:x="2.16cm" svg:y="5.36cm" svg:viewBox="0 0 950 340" draw:points="0,340 0,140 750,140 750,0 950,0 950,340 940,340 750,340">
          <text:p/>
        </draw:polygon>
        <draw:polygon draw:style-name="gr27" draw:text-style-name="P2" draw:layer="layout" svg:width="0.949cm" svg:height="0.339cm" svg:x="2.16cm" svg:y="9.36cm" svg:viewBox="0 0 950 340" draw:points="0,340 0,140 750,140 750,0 950,0 950,340 940,340 750,340">
          <text:p/>
        </draw:polygon>
        <draw:polygon draw:style-name="gr27" draw:text-style-name="P2" draw:layer="layout" svg:width="0.949cm" svg:height="0.339cm" svg:x="2.16cm" svg:y="7.36cm" svg:viewBox="0 0 950 340" draw:points="0,340 0,140 750,140 750,0 950,0 950,340 940,340 750,340">
          <text:p/>
        </draw:polygon>
        <draw:polygon draw:style-name="gr27" draw:text-style-name="P2" draw:layer="layout" svg:width="0.949cm" svg:height="0.339cm" svg:x="2.16cm" svg:y="11.36cm" svg:viewBox="0 0 950 340" draw:points="0,340 0,140 750,140 750,0 950,0 950,340 940,340 750,340">
          <text:p/>
        </draw:polygon>
        <draw:path draw:style-name="gr10" draw:text-style-name="P2" draw:layer="layout" svg:width="0.399cm" svg:height="0.399cm" svg:x="6.3cm" svg:y="5.5cm" svg:viewBox="0 0 400 400" svg:d="M200 16c-104 0-184 80-184 184s80 184 184 184 184-80 184-184-80-184-184-184zM200 0c113 0 200 87 200 200s-87 200-200 200-200-87-200-200 87-200 200-200z">
          <text:p/>
        </draw:path>
        <draw:path draw:style-name="gr10" draw:text-style-name="P2" draw:layer="layout" svg:width="0.399cm" svg:height="0.399cm" svg:x="6.3cm" svg:y="9.1cm" svg:viewBox="0 0 400 400" svg:d="M200 16c-104 0-184 80-184 184s80 184 184 184 184-80 184-184-80-184-184-184zM200 0c113 0 200 87 200 200s-87 200-200 200-200-87-200-200 87-200 200-200z">
          <text:p/>
        </draw:path>
        <draw:path draw:style-name="gr28" draw:text-style-name="P2" draw:layer="layout" svg:width="2.979cm" svg:height="1.559cm" svg:x="2.04cm" svg:y="4.06cm" svg:viewBox="0 0 2980 1560" svg:d="M900 580v-410h-770v90h-130v-220h20 110 770 130 754c20-25 51-40 86-40s66 15 86 40h104 90 10v540h119c18-25 47-40 81-40 57 0 100 43 100 100s-43 101-100 101c-29 0-55-12-73-31h-227v-10-120-410h-97c-19 30-53 50-93 50s-74-20-93-50h-747v410zM1870 70c-23 0-40 17-40 40s17 40 40 40 40-17 40-40-17-40-40-40zM2330 1150c0 17 13 30 30 30s30-13 30-30-13-30-30-30-30 13-30 30zM2260 1150c0-57 43-101 100-101s100 44 100 101-43 100-100 100-100-43-100-100zM2330 895c0 17 13 30 30 30s30-13 30-30-13-30-30-30-30 13-30 30zM2360 795c57 0 100 43 100 100s-43 100-100 100c-40 0-74-22-90-55h-110v460h611c18-36 55-60 99-60 62 0 110 48 110 110s-48 110-110 110c-44 0-81-24-99-60h-711v-20-80-460-100h100 116c17-28 48-45 84-45zM2330 640c0 17 13 30 30 30s30-13 30-30-13-30-30-30-30 13-30 30zM2830 1450c0 23 17 40 40 40s40-17 40-40-17-40-40-40-40 17-40 40zM2830 450c0 23 17 40 40 40s40-17 40-40-17-40-40-40-40 17-40 40zM2760 450c0-62 48-110 110-110s110 48 110 110-48 110-110 110-110-48-110-110z">
          <text:p/>
        </draw:path>
        <draw:path draw:style-name="gr28" draw:text-style-name="P2" draw:layer="layout" svg:width="2.979cm" svg:height="1.559cm" svg:x="2.04cm" svg:y="6.06cm" svg:viewBox="0 0 2980 1560" svg:d="M900 580v-410h-770v90h-130v-220h20 110 770 130 754c20-25 51-40 86-40s66 15 86 40h104 90 10v540h119c18-25 47-40 81-40 57 0 100 43 100 100s-43 101-100 101c-29 0-55-12-73-31h-227v-10-120-410h-97c-19 30-53 50-93 50s-74-20-93-50h-747v410zM1870 70c-23 0-40 17-40 40s17 40 40 40 40-17 40-40-17-40-40-40zM2330 1150c0 17 13 30 30 30s30-13 30-30-13-30-30-30-30 13-30 30zM2260 1150c0-57 43-101 100-101s100 44 100 101-43 100-100 100-100-43-100-100zM2330 895c0 17 13 30 30 30s30-13 30-30-13-30-30-30-30 13-30 30zM2360 795c57 0 100 43 100 100s-43 100-100 100c-40 0-74-22-90-55h-110v460h611c18-36 55-60 99-60 62 0 110 48 110 110s-48 110-110 110c-44 0-81-24-99-60h-711v-20-80-460-100h100 116c17-28 48-45 84-45zM2330 640c0 17 13 30 30 30s30-13 30-30-13-30-30-30-30 13-30 30zM2830 1450c0 23 17 40 40 40s40-17 40-40-17-40-40-40-40 17-40 40zM2830 450c0 23 17 40 40 40s40-17 40-40-17-40-40-40-40 17-40 40zM2760 450c0-62 48-110 110-110s110 48 110 110-48 110-110 110-110-48-110-110z">
          <text:p/>
        </draw:path>
        <draw:path draw:style-name="gr28" draw:text-style-name="P2" draw:layer="layout" svg:width="2.979cm" svg:height="1.559cm" svg:x="2.04cm" svg:y="8.06cm" svg:viewBox="0 0 2980 1560" svg:d="M900 580v-410h-770v90h-130v-220h20 110 770 130 754c20-25 51-40 86-40s66 15 86 40h104 90 10v540h119c18-25 47-40 81-40 57 0 100 43 100 100s-43 101-100 101c-29 0-55-12-73-31h-227v-10-120-410h-97c-19 30-53 50-93 50s-74-20-93-50h-747v410zM1870 70c-23 0-40 17-40 40s17 40 40 40 40-17 40-40-17-40-40-40zM2330 1150c0 17 13 30 30 30s30-13 30-30-13-30-30-30-30 13-30 30zM2260 1150c0-57 43-101 100-101s100 44 100 101-43 100-100 100-100-43-100-100zM2330 895c0 17 13 30 30 30s30-13 30-30-13-30-30-30-30 13-30 30zM2360 795c57 0 100 43 100 100s-43 100-100 100c-40 0-74-22-90-55h-110v460h611c18-36 55-60 99-60 62 0 110 48 110 110s-48 110-110 110c-44 0-81-24-99-60h-711v-20-80-460-100h100 116c17-28 48-45 84-45zM2330 640c0 17 13 30 30 30s30-13 30-30-13-30-30-30-30 13-30 30zM2830 1450c0 23 17 40 40 40s40-17 40-40-17-40-40-40-40 17-40 40zM2830 450c0 23 17 40 40 40s40-17 40-40-17-40-40-40-40 17-40 40zM2760 450c0-62 48-110 110-110s110 48 110 110-48 110-110 110-110-48-110-110z">
          <text:p/>
        </draw:path>
        <draw:path draw:style-name="gr28" draw:text-style-name="P2" draw:layer="layout" svg:width="2.979cm" svg:height="1.559cm" svg:x="2.04cm" svg:y="10.06cm" svg:viewBox="0 0 2980 1560" svg:d="M900 580v-410h-770v90h-130v-220h20 110 770 130 754c20-25 51-40 86-40s66 15 86 40h104 90 10v540h119c18-25 47-40 81-40 57 0 100 43 100 100s-43 101-100 101c-29 0-55-12-73-31h-227v-10-120-410h-97c-19 30-53 50-93 50s-74-20-93-50h-747v410zM1870 70c-23 0-40 17-40 40s17 40 40 40 40-17 40-40-17-40-40-40zM2330 1150c0 17 13 30 30 30s30-13 30-30-13-30-30-30-30 13-30 30zM2260 1150c0-57 43-101 100-101s100 44 100 101-43 100-100 100-100-43-100-100zM2330 895c0 17 13 30 30 30s30-13 30-30-13-30-30-30-30 13-30 30zM2360 795c57 0 100 43 100 100s-43 100-100 100c-40 0-74-22-90-55h-110v460h611c18-36 55-60 99-60 62 0 110 48 110 110s-48 110-110 110c-44 0-81-24-99-60h-711v-20-80-460-100h100 116c17-28 48-45 84-45zM2330 640c0 17 13 30 30 30s30-13 30-30-13-30-30-30-30 13-30 30zM2830 1450c0 23 17 40 40 40s40-17 40-40-17-40-40-40-40 17-40 40zM2830 450c0 23 17 40 40 40s40-17 40-40-17-40-40-40-40 17-40 40zM2760 450c0-62 48-110 110-110s110 48 110 110-48 110-110 110-110-48-110-110z">
          <text:p/>
        </draw:path>
        <draw:path draw:style-name="gr13" draw:text-style-name="P2" draw:layer="layout" svg:width="1.469cm" svg:height="0.199cm" svg:x="2.5cm" svg:y="1.7cm" svg:viewBox="0 0 1470 200" svg:d="M100 50c-28 0-50 22-50 50s22 50 50 50 50-22 50-50-22-50-50-50zM100 0c57 0 100 43 100 100s-43 100-100 100-100-43-100-100 43-100 100-100zM354 50c-28 0-50 22-50 50s22 50 50 50 50-22 50-50-22-50-50-50zM354 0c57 0 100 43 100 100s-43 100-100 100-100-43-100-100 43-100 100-100zM608 50c-28 0-50 22-50 50s22 50 50 50 50-22 50-50-22-50-50-50zM608 0c57 0 100 43 100 100s-43 100-100 100-100-43-100-100 43-100 100-100zM862 50c-28 0-50 22-50 50s22 50 50 50 50-22 50-50-22-50-50-50zM862 0c57 0 100 43 100 100s-43 100-100 100-100-43-100-100 43-100 100-100zM1116 50c-28 0-50 22-50 50s22 50 50 50 50-22 50-50-22-50-50-50zM1116 0c57 0 100 43 100 100s-43 100-100 100-100-43-100-100 43-100 100-100zM1370 50c-28 0-50 22-50 50s22 50 50 50 50-22 50-50-22-50-50-50zM1370 0c57 0 100 43 100 100s-43 100-100 100-100-43-100-100 43-100 100-100z">
          <text:p/>
        </draw:path>
        <draw:path draw:style-name="gr14" draw:text-style-name="P2" draw:layer="layout" svg:width="0.979cm" svg:height="0.219cm" svg:x="4.04cm" svg:y="2.7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14" draw:text-style-name="P2" draw:layer="layout" svg:width="0.979cm" svg:height="0.219cm" draw:transform="rotate (1.5707963267949) translate (0.8cm 3.2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14" draw:text-style-name="P2" draw:layer="layout" svg:width="0.979cm" svg:height="0.219cm" draw:transform="rotate (1.5707963267949) translate (1.4cm 3.2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14" draw:text-style-name="P2" draw:layer="layout" svg:width="0.479cm" svg:height="0.219cm" draw:transform="rotate (1.5707963267949) translate (0.8cm 1.88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14" draw:text-style-name="P2" draw:layer="layout" svg:width="0.979cm" svg:height="0.219cm" draw:transform="rotate (1.5707963267949) translate (2.4cm 3.2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14" draw:text-style-name="P2" draw:layer="layout" svg:width="0.979cm" svg:height="0.219cm" draw:transform="rotate (1.5707963267949) translate (2.7cm 3.2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custom-shape draw:style-name="gr29" draw:text-style-name="P2" draw:layer="layout" svg:width="0.13cm" svg:height="1.78cm" svg:x="4.08cm" svg:y="0.98cm">
          <text:p/>
          <draw:enhanced-geometry svg:viewBox="0 0 21600 21600" draw:mirror-horizontal="false" draw:type="rectangle" draw:enhanced-path="M 0 0 L 21600 0 21600 21600 0 21600 0 0 Z N"/>
        </draw:custom-shape>
        <draw:custom-shape draw:style-name="gr30" draw:text-style-name="P2" draw:layer="layout" svg:width="0.1cm" svg:height="0.76cm" svg:x="3.82cm" svg:y="0.98cm">
          <text:p/>
          <draw:enhanced-geometry svg:viewBox="0 0 21600 21600" draw:mirror-horizontal="false" draw:type="rectangle" draw:enhanced-path="M 0 0 L 21600 0 21600 21600 0 21600 0 0 Z N"/>
        </draw:custom-shape>
        <draw:custom-shape draw:style-name="gr30" draw:text-style-name="P2" draw:layer="layout" svg:width="0.1cm" svg:height="0.76cm" svg:x="3.55cm" svg:y="0.98cm">
          <text:p/>
          <draw:enhanced-geometry svg:viewBox="0 0 21600 21600" draw:mirror-horizontal="false" draw:type="rectangle" draw:enhanced-path="M 0 0 L 21600 0 21600 21600 0 21600 0 0 Z N"/>
        </draw:custom-shape>
        <draw:custom-shape draw:style-name="gr31" draw:text-style-name="P2" draw:layer="layout" svg:width="0.1cm" svg:height="0.82cm" draw:transform="rotate (0.401425727958696) translate (2.5cm 1.012cm)">
          <text:p/>
          <draw:enhanced-geometry svg:viewBox="0 0 21600 21600" draw:mirror-horizontal="false" draw:type="rectangle" draw:enhanced-path="M 0 0 L 21600 0 21600 21600 0 21600 0 0 Z N"/>
        </draw:custom-shape>
        <draw:custom-shape draw:style-name="gr32" draw:text-style-name="P2" draw:layer="layout" svg:width="0.1cm" svg:height="0.84cm" draw:transform="rotate (0.366519142918809) translate (2.2cm 0.97cm)">
          <text:p/>
          <draw:enhanced-geometry svg:viewBox="0 0 21600 21600" draw:mirror-horizontal="false" draw:type="rectangle" draw:enhanced-path="M 0 0 L 21600 0 21600 21600 0 21600 0 0 Z N"/>
        </draw:custom-shape>
        <draw:path draw:style-name="gr8" draw:text-style-name="P2" draw:layer="layout" svg:width="6.699cm" svg:height="16.239cm" svg:x="0.4cm" svg:y="0.4cm" svg:viewBox="0 0 6700 16240" svg:d="M6360 13240v-180h140v-12860h-3490v250h-170v90h-100v-90h-140v-250h-2400v820h250v180h-250-200v-180-820-100-100h2600 100 310 3490 100 100v14200 60 140h-1300v1640 30 170h-602c1-13 2-26 2-40 0-170-130-300-300-300-35 0-69 6-100 16v-56-660h-670v70h-130v-70-60-40h800 100 300v760h500v-1460-100-100h1200v-960zM4940 15920v120h120v-120z">
          <text:p/>
        </draw:path>
        <draw:polygon draw:style-name="gr33" draw:text-style-name="P2" draw:layer="layout" svg:width="1.099cm" svg:height="0.899cm" svg:x="0.96cm" svg:y="0.96cm" svg:viewBox="0 0 1100 900" draw:points="920,0 1100,0 1100,720 1100,890 1100,900 0,900 0,720 920,720">
          <text:p/>
        </draw:polygon>
        <draw:custom-shape draw:style-name="gr8" draw:text-style-name="P2" draw:layer="layout" svg:width="0.5cm" svg:height="0.16cm" svg:x="0.96cm" svg:y="2.32cm">
          <text:p/>
          <draw:enhanced-geometry svg:viewBox="0 0 21600 21600" draw:mirror-horizontal="false" draw:type="rectangle" draw:enhanced-path="M 0 0 L 21600 0 21600 21600 0 21600 0 0 Z N"/>
        </draw:custom-shape>
        <draw:custom-shape draw:style-name="gr34" draw:text-style-name="P2" draw:layer="layout" svg:width="0.12cm" svg:height="2cm" svg:x="3.3cm" svg:y="1.88cm">
          <text:p/>
          <draw:enhanced-geometry svg:viewBox="0 0 21600 21600" draw:mirror-horizontal="false" draw:type="rectangle" draw:enhanced-path="M 0 0 L 21600 0 21600 21600 0 21600 0 0 Z N"/>
        </draw:custom-shape>
        <draw:polygon draw:style-name="gr8" draw:text-style-name="P2" draw:layer="layout" svg:width="1.939cm" svg:height="7.469cm" svg:x="3.3cm" svg:y="3.82cm" svg:viewBox="0 0 1940 7470" draw:points="1160,7470 1160,7320 1260,7320 1260,6030 1260,5880 1360,5880 1840,5880 1840,5460 1160,5460 1160,5320 1260,5320 1260,4030 1260,3880 1360,3880 1840,3880 1840,3460 1160,3460 1160,3320 1260,3320 1260,2030 1260,1880 1360,1880 1840,1880 1840,1460 1160,1460 1160,1320 1280,1320 1280,140 0,140 0,0 1280,0 1400,0 1420,0 1420,1320 1840,1320 1920,1320 1940,1320 1940,1880 1940,1960 1940,2030 1360,2030 1360,3320 1840,3320 1920,3320 1940,3320 1940,3880 1940,3960 1940,4030 1360,4030 1360,5320 1840,5320 1920,5320 1940,5320 1940,5880 1940,5960 1940,6030 1360,6030 1360,7320 1360,7420 1360,7470">
          <text:p/>
        </draw:polygon>
        <draw:polygon draw:style-name="gr35" draw:text-style-name="P2" draw:layer="layout" svg:width="0.319cm" svg:height="3.599cm" svg:x="4.96cm" svg:y="0.98cm" svg:viewBox="0 0 320 3600" draw:points="220,0 320,0 320,3460 320,3500 320,3600 0,3600 0,3460 220,3460">
          <text:p/>
        </draw:polygon>
        <draw:polygon draw:style-name="gr36" draw:text-style-name="P2" draw:layer="layout" svg:width="0.589cm" svg:height="5.599cm" svg:x="4.96cm" svg:y="0.98cm" svg:viewBox="0 0 590 5600" draw:points="490,0 590,0 590,5460 590,5500 590,5600 0,5600 0,5460 490,5460">
          <text:p/>
        </draw:polygon>
        <draw:polygon draw:style-name="gr37" draw:text-style-name="P2" draw:layer="layout" svg:width="0.869cm" svg:height="7.599cm" svg:x="4.96cm" svg:y="0.98cm" svg:viewBox="0 0 870 7600" draw:points="770,0 870,0 870,7460 870,7490 870,7600 0,7600 0,7460 770,7460">
          <text:p/>
        </draw:polygon>
        <draw:polygon draw:style-name="gr38" draw:text-style-name="P2" draw:layer="layout" svg:width="1.129cm" svg:height="9.599cm" svg:x="4.96cm" svg:y="0.98cm" svg:viewBox="0 0 1130 9600" draw:points="1030,0 1130,0 1130,9460 1130,9600 1030,9600 0,9600 0,9460 1030,9460">
          <text:p/>
        </draw:polygon>
        <draw:custom-shape draw:style-name="gr8" draw:text-style-name="P2" draw:layer="layout" svg:width="0.2cm" svg:height="0.15cm" svg:x="2.56cm" svg:y="2.32cm">
          <text:p/>
          <draw:enhanced-geometry svg:viewBox="0 0 21600 21600" draw:mirror-horizontal="false" draw:type="rectangle" draw:enhanced-path="M 0 0 L 21600 0 21600 21600 0 21600 0 0 Z N"/>
        </draw:custom-shape>
        <draw:custom-shape draw:style-name="gr8" draw:text-style-name="P2" draw:layer="layout" svg:width="0.5cm" svg:height="0.16cm" svg:x="0.96cm" svg:y="2.57cm">
          <text:p/>
          <draw:enhanced-geometry svg:viewBox="0 0 21600 21600" draw:mirror-horizontal="false" draw:type="rectangle" draw:enhanced-path="M 0 0 L 21600 0 21600 21600 0 21600 0 0 Z N"/>
        </draw:custom-shape>
        <draw:custom-shape draw:style-name="gr8" draw:text-style-name="P2" draw:layer="layout" svg:width="0.5cm" svg:height="0.16cm" svg:x="0.96cm" svg:y="2.83cm">
          <text:p/>
          <draw:enhanced-geometry svg:viewBox="0 0 21600 21600" draw:mirror-horizontal="false" draw:type="rectangle" draw:enhanced-path="M 0 0 L 21600 0 21600 21600 0 21600 0 0 Z N"/>
        </draw:custom-shape>
        <draw:custom-shape draw:style-name="gr8" draw:text-style-name="P2" draw:layer="layout" svg:width="0.5cm" svg:height="0.16cm" svg:x="0.96cm" svg:y="3.1cm">
          <text:p/>
          <draw:enhanced-geometry svg:viewBox="0 0 21600 21600" draw:mirror-horizontal="false" draw:type="rectangle" draw:enhanced-path="M 0 0 L 21600 0 21600 21600 0 21600 0 0 Z N"/>
        </draw:custom-shape>
        <draw:custom-shape draw:style-name="gr8" draw:text-style-name="P2" draw:layer="layout" svg:width="0.2cm" svg:height="0.15cm" svg:x="2.56cm" svg:y="2.57cm">
          <text:p/>
          <draw:enhanced-geometry svg:viewBox="0 0 21600 21600" draw:mirror-horizontal="false" draw:type="rectangle" draw:enhanced-path="M 0 0 L 21600 0 21600 21600 0 21600 0 0 Z N"/>
        </draw:custom-shape>
        <draw:custom-shape draw:style-name="gr8" draw:text-style-name="P2" draw:layer="layout" svg:width="0.2cm" svg:height="0.15cm" svg:x="2.56cm" svg:y="2.83cm">
          <text:p/>
          <draw:enhanced-geometry svg:viewBox="0 0 21600 21600" draw:mirror-horizontal="false" draw:type="rectangle" draw:enhanced-path="M 0 0 L 21600 0 21600 21600 0 21600 0 0 Z N"/>
        </draw:custom-shape>
        <draw:custom-shape draw:style-name="gr8" draw:text-style-name="P2" draw:layer="layout" svg:width="0.2cm" svg:height="0.15cm" svg:x="2.56cm" svg:y="3.1cm">
          <text:p/>
          <draw:enhanced-geometry svg:viewBox="0 0 21600 21600" draw:mirror-horizontal="false" draw:type="rectangle" draw:enhanced-path="M 0 0 L 21600 0 21600 21600 0 21600 0 0 Z N"/>
        </draw:custom-shape>
        <draw:custom-shape draw:style-name="gr29" draw:text-style-name="P2" draw:layer="layout" svg:width="0.13cm" svg:height="1.78cm" svg:x="4.34cm" svg:y="0.98cm">
          <text:p/>
          <draw:enhanced-geometry svg:viewBox="0 0 21600 21600" draw:mirror-horizontal="false" draw:type="rectangle" draw:enhanced-path="M 0 0 L 21600 0 21600 21600 0 21600 0 0 Z N"/>
        </draw:custom-shape>
        <draw:custom-shape draw:style-name="gr29" draw:text-style-name="P2" draw:layer="layout" svg:width="0.13cm" svg:height="1.78cm" svg:x="4.59cm" svg:y="0.98cm">
          <text:p/>
          <draw:enhanced-geometry svg:viewBox="0 0 21600 21600" draw:mirror-horizontal="false" draw:type="rectangle" draw:enhanced-path="M 0 0 L 21600 0 21600 21600 0 21600 0 0 Z N"/>
        </draw:custom-shape>
        <draw:custom-shape draw:style-name="gr29" draw:text-style-name="P2" draw:layer="layout" svg:width="0.13cm" svg:height="1.78cm" svg:x="4.87cm" svg:y="0.98cm">
          <text:p/>
          <draw:enhanced-geometry svg:viewBox="0 0 21600 21600" draw:mirror-horizontal="false" draw:type="rectangle" draw:enhanced-path="M 0 0 L 21600 0 21600 21600 0 21600 0 0 Z N"/>
        </draw:custom-shape>
        <draw:custom-shape draw:style-name="gr30" draw:text-style-name="P2" draw:layer="layout" svg:width="0.1cm" svg:height="0.76cm" svg:x="3.04cm" svg:y="0.98cm">
          <text:p/>
          <draw:enhanced-geometry svg:viewBox="0 0 21600 21600" draw:mirror-horizontal="false" draw:type="rectangle" draw:enhanced-path="M 0 0 L 21600 0 21600 21600 0 21600 0 0 Z N"/>
        </draw:custom-shape>
      </draw:page>
      <draw:page draw:name="page3" draw:style-name="dp1" draw:master-page-name="預設">
        <draw:custom-shape draw:style-name="gr39" draw:text-style-name="P3" draw:layer="layout" svg:width="7.01cm" svg:height="4.7cm" svg:x="1.3cm" svg:y="1.9cm">
          <text:p/>
          <draw:enhanced-geometry svg:viewBox="0 0 21600 21600" draw:mirror-horizontal="true" draw:type="rectangle" draw:enhanced-path="M 0 0 L 21600 0 21600 21600 0 21600 0 0 Z N"/>
        </draw:custom-shape>
        <draw:frame draw:style-name="gr40" draw:text-style-name="P5" draw:layer="layout" svg:width="5.243cm" svg:height="0.573cm" svg:x="2cm" svg:y="0.527cm">
          <draw:text-box>
            <text:p text:style-name="P4">Arduino Uno WiFi WeMOS R1 D2</text:p>
          </draw:text-box>
        </draw:frame>
        <draw:path draw:style-name="gr5" draw:text-style-name="P2" draw:layer="layout" svg:width="1.489cm" svg:height="0.219cm" draw:transform="rotate (1.5707963267949) translate (1.51cm 6.1cm)" svg:viewBox="0 0 1490 220" svg:d="M110 70c-23 0-40 17-40 40s17 40 40 40 40-17 40-40-17-40-40-40zM110 0c62 0 110 48 110 110s-48 110-110 110-110-48-110-110 48-110 110-110zM364 70c-23 0-40 17-40 40s17 40 40 40 40-17 40-40-17-40-40-40zM364 0c62 0 110 48 110 110s-48 110-110 110-110-48-110-110 48-110 110-110zM618 70c-23 0-40 17-40 40s17 40 40 40 40-17 40-40-17-40-40-40zM618 0c62 0 110 48 110 110s-48 110-110 110-110-48-110-110 48-110 110-110zM872 70c-23 0-40 17-40 40s17 40 40 40 40-17 40-40-17-40-40-40zM872 0c62 0 110 48 110 110s-48 110-110 110-110-48-110-110 48-110 110-110zM1126 70c-23 0-40 17-40 40s17 40 40 40 40-17 40-40-17-40-40-40zM1126 0c62 0 110 48 110 110s-48 110-110 110-110-48-110-110 48-110 110-110zM1380 70c-23 0-40 17-40 40s17 40 40 40 40-17 40-40-17-40-40-40zM1380 0c62 0 110 48 110 110s-48 110-110 110-110-48-110-110 48-110 110-110z">
          <text:p/>
        </draw:path>
        <draw:path draw:style-name="gr5" draw:text-style-name="P2" draw:layer="layout" svg:width="0.979cm" svg:height="0.219cm" draw:transform="rotate (1.5707963267949) translate (1.51cm 4.42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5" draw:text-style-name="P2" draw:layer="layout" svg:width="2.499cm" svg:height="0.229cm" draw:transform="rotate (1.5707963267949) translate (6.5cm 5.34cm)" svg:viewBox="0 0 2500 230" svg:d="M110 73c-23 0-40 18-40 42s17 42 40 42c22 0 40-18 40-42s-18-42-40-42zM110 0c62 0 109 50 109 115s-47 115-109 115-110-50-110-115 48-115 110-115zM363 73c-23 0-40 18-40 42s17 42 40 42 40-18 40-42-17-42-40-42zM363 0c62 0 110 50 110 115s-48 115-110 115-110-50-110-115 48-115 110-115zM617 73c-23 0-40 18-40 42s17 42 40 42c22 0 39-18 39-42s-17-42-39-42zM617 0c62 0 109 50 109 115s-47 115-109 115c-63 0-110-50-110-115s47-115 110-115zM870 73c-23 0-40 18-40 42s17 42 40 42 40-18 40-42-17-42-40-42zM870 0c62 0 110 50 110 115s-48 115-110 115-110-50-110-115 48-115 110-115zM1123 73c-22 0-40 18-40 42s18 42 40 42c23 0 40-18 40-42s-17-42-40-42zM1123 0c62 0 110 50 110 115s-48 115-110 115-109-50-109-115 47-115 109-115zM1377 73c-23 0-40 18-40 42s17 42 40 42c22 0 40-18 40-42s-18-42-40-42zM1377 0c62 0 109 50 109 115s-47 115-109 115-110-50-110-115 48-115 110-115zM1630 73c-23 0-40 18-40 42s17 42 40 42 40-18 40-42-17-42-40-42zM1630 0c62 0 110 50 110 115s-48 115-110 115-110-50-110-115 48-115 110-115zM1883 73c-22 0-39 18-39 42s17 42 39 42c23 0 40-18 40-42s-17-42-40-42zM1883 0c63 0 110 50 110 115s-47 115-110 115c-62 0-109-50-109-115s47-115 109-115zM2137 73c-23 0-40 18-40 42s17 42 40 42 40-18 40-42-17-42-40-42zM2137 0c62 0 110 50 110 115s-48 115-110 115-110-50-110-115 48-115 110-115zM2390 73c-22 0-40 18-40 42s18 42 40 42c23 0 40-18 40-42s-17-42-40-42zM2390 0c62 0 110 50 110 115s-48 115-110 115-109-50-109-115 47-115 109-115z">
          <text:p/>
        </draw:path>
        <draw:path draw:style-name="gr5" draw:text-style-name="P2" draw:layer="layout" svg:width="0.219cm" svg:height="4.029cm" svg:x="7.89cm" svg:y="2.07cm" svg:viewBox="0 0 220 4030" svg:d="M150 1887c0 23-17 40-40 40s-40-17-40-40 17-40 40-40 40 17 40 40zM220 1887c0-62-48-110-110-110s-110 48-110 110 48 110 110 110 110-48 110-110zM150 1633c0 23-17 40-40 40s-40-17-40-40c0-22 17-40 40-40s40 18 40 40zM220 1633c0-62-48-110-110-110s-110 48-110 110 48 110 110 110 110-48 110-110zM150 1379c0 23-17 40-40 40s-40-17-40-40c0-22 17-40 40-40s40 18 40 40zM220 1379c0-62-48-110-110-110s-110 48-110 110c0 63 48 110 110 110s110-47 110-110zM150 1125c0 23-17 40-40 40s-40-17-40-40c0-22 17-40 40-40s40 18 40 40zM220 1125c0-62-48-109-110-109s-110 47-110 109c0 63 48 110 110 110s110-47 110-110zM150 872c0 22-17 40-40 40s-40-18-40-40c0-23 17-40 40-40s40 17 40 40zM220 872c0-63-48-110-110-110s-110 47-110 110c0 62 48 110 110 110s110-48 110-110zM150 618c0 22-17 40-40 40s-40-18-40-40c0-23 17-40 40-40s40 17 40 40zM220 618c0-63-48-110-110-110s-110 47-110 110c0 62 48 110 110 110s110-48 110-110zM150 364c0 23-17 40-40 40s-40-17-40-40 17-40 40-40 40 17 40 40zM220 364c0-62-48-110-110-110s-110 48-110 110 48 110 110 110 110-48 110-110zM150 110c0 23-17 40-40 40s-40-17-40-40 17-40 40-40 40 17 40 40zM220 110c0-62-48-110-110-110s-110 48-110 110 48 110 110 110 110-48 110-110zM150 3920c0 23-17 40-40 40s-40-17-40-40 17-40 40-40 40 17 40 40zM220 3920c0-62-48-110-110-110s-110 48-110 110 48 110 110 110 110-48 110-110zM150 3666c0 23-17 40-40 40s-40-17-40-40 17-40 40-40 40 17 40 40zM220 3666c0-62-48-110-110-110s-110 48-110 110 48 110 110 110 110-48 110-110zM150 3412c0 23-17 40-40 40s-40-17-40-40c0-22 17-40 40-40s40 18 40 40zM220 3412c0-62-48-110-110-110s-110 48-110 110c0 63 48 110 110 110s110-47 110-110zM150 3158c0 23-17 40-40 40s-40-17-40-40c0-22 17-40 40-40s40 18 40 40zM220 3158c0-62-48-110-110-110s-110 48-110 110c0 63 48 110 110 110s110-47 110-110zM150 2905c0 22-17 40-40 40s-40-18-40-40c0-23 17-40 40-40s40 17 40 40zM220 2905c0-63-48-110-110-110s-110 47-110 110c0 62 48 109 110 109s110-47 110-109zM150 2651c0 22-17 40-40 40s-40-18-40-40c0-23 17-40 40-40s40 17 40 40zM220 2651c0-63-48-110-110-110s-110 47-110 110c0 62 48 110 110 110s110-48 110-110zM150 2397c0 22-17 40-40 40s-40-18-40-40c0-23 17-40 40-40s40 17 40 40zM220 2397c0-62-48-110-110-110s-110 48-110 110 48 110 110 110 110-48 110-110zM150 2143c0 23-17 40-40 40s-40-17-40-40 17-40 40-40 40 17 40 40zM220 2143c0-62-48-110-110-110s-110 48-110 110 48 110 110 110 110-48 110-110z">
          <text:p/>
        </draw:path>
        <draw:polygon draw:style-name="gr41" draw:text-style-name="P2" draw:layer="layout" svg:width="6.539cm" svg:height="0.459cm" svg:x="1.54cm" svg:y="6.04cm" svg:viewBox="0 0 6540 460" draw:points="6540,460 6540,450 6540,360 6540,0 6390,0 6390,360 150,360 150,0 0,0 0,360 0,450 0,460">
          <text:p/>
        </draw:polygon>
        <draw:custom-shape draw:style-name="gr42" draw:text-style-name="P2" draw:layer="layout" svg:width="1.6cm" svg:height="0.079cm" draw:transform="rotate (-0.636870644052732) translate (6.687cm 2.447cm)">
          <text:p/>
          <draw:enhanced-geometry svg:viewBox="0 0 21600 21600" draw:mirror-horizontal="true" draw:type="rectangle" draw:enhanced-path="M 0 0 L 21600 0 21600 21600 0 21600 0 0 Z N"/>
        </draw:custom-shape>
        <draw:custom-shape draw:style-name="gr42" draw:text-style-name="P2" draw:layer="layout" svg:width="1.6cm" svg:height="0.079cm" draw:transform="rotate (-0.636870644052732) translate (6.682cm 2.7cm)">
          <text:p/>
          <draw:enhanced-geometry svg:viewBox="0 0 21600 21600" draw:mirror-horizontal="true" draw:type="rectangle" draw:enhanced-path="M 0 0 L 21600 0 21600 21600 0 21600 0 0 Z N"/>
        </draw:custom-shape>
        <draw:custom-shape draw:style-name="gr42" draw:text-style-name="P2" draw:layer="layout" svg:width="1.6cm" svg:height="0.079cm" draw:transform="rotate (-0.636870644052732) translate (6.682cm 2.94cm)">
          <text:p/>
          <draw:enhanced-geometry svg:viewBox="0 0 21600 21600" draw:mirror-horizontal="true" draw:type="rectangle" draw:enhanced-path="M 0 0 L 21600 0 21600 21600 0 21600 0 0 Z N"/>
        </draw:custom-shape>
        <draw:custom-shape draw:style-name="gr42" draw:text-style-name="P2" draw:layer="layout" svg:width="1.6cm" svg:height="0.079cm" draw:transform="rotate (-0.636870644052732) translate (6.682cm 3.2cm)">
          <text:p/>
          <draw:enhanced-geometry svg:viewBox="0 0 21600 21600" draw:mirror-horizontal="true" draw:type="rectangle" draw:enhanced-path="M 0 0 L 21600 0 21600 21600 0 21600 0 0 Z N"/>
        </draw:custom-shape>
        <draw:custom-shape draw:style-name="gr42" draw:text-style-name="P2" draw:layer="layout" svg:width="1.6cm" svg:height="0.079cm" draw:transform="rotate (-0.636870644052732) translate (6.682cm 3.46cm)">
          <text:p/>
          <draw:enhanced-geometry svg:viewBox="0 0 21600 21600" draw:mirror-horizontal="true" draw:type="rectangle" draw:enhanced-path="M 0 0 L 21600 0 21600 21600 0 21600 0 0 Z N"/>
        </draw:custom-shape>
        <draw:custom-shape draw:style-name="gr42" draw:text-style-name="P2" draw:layer="layout" svg:width="1.6cm" svg:height="0.079cm" draw:transform="rotate (-0.636870644052732) translate (6.682cm 3.7cm)">
          <text:p/>
          <draw:enhanced-geometry svg:viewBox="0 0 21600 21600" draw:mirror-horizontal="true" draw:type="rectangle" draw:enhanced-path="M 0 0 L 21600 0 21600 21600 0 21600 0 0 Z N"/>
        </draw:custom-shape>
        <draw:custom-shape draw:style-name="gr43" draw:text-style-name="P2" draw:layer="layout" svg:width="1.741cm" svg:height="0.08cm" draw:transform="rotate (-0.75031704543239) translate (6.703cm 3.97cm)">
          <text:p/>
          <draw:enhanced-geometry svg:viewBox="0 0 21600 21600" draw:mirror-horizontal="true" draw:type="rectangle" draw:enhanced-path="M 0 0 L 21600 0 21600 21600 0 21600 0 0 Z N"/>
        </draw:custom-shape>
        <draw:custom-shape draw:style-name="gr42" draw:text-style-name="P2" draw:layer="layout" svg:width="1.6cm" svg:height="0.079cm" draw:transform="rotate (-0.636870644052732) translate (6.687cm 2.447cm)">
          <text:p/>
          <draw:enhanced-geometry svg:viewBox="0 0 21600 21600" draw:mirror-horizontal="true" draw:type="rectangle" draw:enhanced-path="M 0 0 L 21600 0 21600 21600 0 21600 0 0 Z N"/>
        </draw:custom-shape>
        <draw:polygon draw:style-name="gr44" draw:text-style-name="P2" draw:layer="layout" svg:width="6.302cm" svg:height="1.031cm" svg:x="1.67cm" svg:y="4.9cm" svg:viewBox="0 0 6303 1032" draw:points="6303,150 6256,85 5093,930 840,930 840,140 840,0 740,0 0,0 0,140 740,140 740,930 740,1000 740,1030 5088,1030 5089,1032 5092,1030 5100,1030 5100,1024">
          <text:p/>
        </draw:polygon>
        <draw:polygon draw:style-name="gr45" draw:text-style-name="P2" draw:layer="layout" svg:width="6.279cm" svg:height="0.789cm" svg:x="1.67cm" svg:y="5.42cm" svg:viewBox="0 0 6280 790" draw:points="6280,78 6240,9 5720,309 5721,310 5720,310 5720,314 5182,690 380,690 380,140 380,20 380,0 0,0 0,140 280,140 280,690 280,780 280,790 5720,790 5820,790 5820,690 5820,343">
          <text:p/>
        </draw:polygon>
        <draw:polygon draw:style-name="gr8" draw:text-style-name="P2" draw:layer="layout" svg:width="6.259cm" svg:height="0.709cm" svg:x="1.67cm" svg:y="5.66cm" svg:viewBox="0 0 6260 710" draw:points="6260,150 6260,0 6160,0 6100,0 6090,0 6080,0 6080,7 5885,140 5870,140 5870,150 5869,151 5870,151 5870,610 200,610 200,150 200,0 120,0 0,0 0,150 120,150 120,610 120,700 120,710 6160,710 6160,700 6160,610 6160,150">
          <text:p/>
        </draw:polygon>
        <draw:polygon draw:style-name="gr46" draw:text-style-name="P2" draw:layer="layout" svg:width="4.899cm" svg:height="3.199cm" svg:x="1.51cm" svg:y="2.1cm" svg:viewBox="0 0 4900 3200" draw:points="4600,0 0,0 0,1280 290,1280 290,1560 2040,1560 2040,3200 4900,3200 4900,1240 4600,1240">
          <text:p/>
        </draw:polygon>
        <draw:polygon draw:style-name="gr43" draw:text-style-name="P2" draw:layer="layout" svg:width="6.297cm" svg:height="1.729cm" svg:x="1.67cm" svg:y="3.74cm" svg:viewBox="0 0 6298 1730" draw:points="6298,534 6243,475 5004,1630 1800,1630 1800,140 1800,0 1600,0 0,0 0,140 140,140 140,420 1600,420 1600,1630 1600,1720 1600,1730 5030,1730 5030,1715">
          <text:p/>
        </draw:polygon>
        <draw:polygon draw:style-name="gr47" draw:text-style-name="P2" draw:layer="layout" svg:width="6.308cm" svg:height="1.399cm" svg:x="1.67cm" svg:y="4.24cm" svg:viewBox="0 0 6309 1400" draw:points="6309,301 6258,240 4995,1300 1440,1300 1440,150 1440,0 1240,0 0,0 0,150 140,150 140,260 1240,260 1240,1400 1350,1400 1440,1400 5010,1400 5010,1391">
          <text:p/>
        </draw:polygon>
        <draw:polygon draw:style-name="gr42" draw:text-style-name="P2" draw:layer="layout" svg:width="6.305cm" svg:height="1.149cm" svg:x="1.67cm" svg:y="4.64cm" svg:viewBox="0 0 6306 1150" draw:points="6306,141 6256,79 5057,1050 1140,1050 1140,140 1140,0 1040,0 0,0 0,140 900,140 900,1120 1040,1120 1040,1140 1040,1150 5060,1150 5060,1144 5063,1148">
          <text:p/>
        </draw:polygon>
        <draw:polygon draw:style-name="gr47" draw:text-style-name="P2" draw:layer="layout" svg:width="1.719cm" svg:height="1.169cm" svg:x="6.25cm" svg:y="2.1cm" svg:viewBox="0 0 1720 1170" draw:points="1700,150 1700,147 1720,139 1700,139 1700,0 150,0 0,0 0,150 0,1020 0,1150 0,1170 310,1170 310,1020 150,1020 150,729 560,575 560,960 1655,163 1691,150">
          <text:p/>
        </draw:polygon>
        <draw:polygon draw:style-name="gr48" draw:text-style-name="P2" draw:layer="layout" svg:width="6.299cm" svg:height="0.909cm" svg:x="1.67cm" svg:y="5.16cm" svg:viewBox="0 0 6300 910" draw:points="6300,125 5140,907 5140,910 630,910 540,910 430,910 430,150 0,150 0,0 540,0 640,0 640,150 640,810 5140,810 5140,811 6255,59">
          <text:p/>
        </draw:polygon>
        <draw:frame draw:style-name="gr40" draw:text-style-name="P6" draw:layer="layout" svg:width="2.534cm" svg:height="0.573cm" svg:x="3.398cm" svg:y="1.139cm">
          <draw:text-box>
            <text:p><text:span text:style-name="T1">Bridge Boar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3cm" fo:margin-bottom="0.3cm" fo:margin-left="0.3cm" fo:margin-right="0.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預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09T23:00:17.807000000</meta:creation-date>
    <dc:date>2020-10-11T06:49:50.682000000</dc:date>
    <meta:editing-duration>P1DT5H3M46S</meta:editing-duration>
    <meta:editing-cycles>572</meta:editing-cycles>
    <meta:generator>LibreOffice/5.4.7.2$Windows_X86_64 LibreOffice_project/c838ef25c16710f8838b1faec480ebba495259d0</meta:generator>
    <meta:print-date>2020-10-11T06:46:25.555000000</meta:print-date>
    <meta:document-statistic meta:object-count="123"/>
  </office:meta>
</office:document-meta>
</file>